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size="15pt" fo:font-weight="bold" style:font-size-asian="15pt" style:font-weight-asian="bold" style:font-size-complex="15pt" style:font-weight-complex="bold"/>
    </style:style>
    <style:style style:name="P2" style:family="paragraph" style:parent-style-name="Text_20_body">
      <style:paragraph-properties fo:text-align="justify" style:justify-single-word="false"/>
    </style:style>
    <style:style style:name="P3" style:family="paragraph" style:parent-style-name="Text_20_body">
      <style:text-properties officeooo:paragraph-rsid="0010c651"/>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T1" style:family="text">
      <style:text-properties officeooo:rsid="0010c65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hen a Math Teacher Says Yes to AI: Innovation or Risk?</text:h>
      <text:p text:style-name="Text_20_body"><text:span text:style-name="Strong_20_Emphasis">Adapted from The San Diego Union-Tribune, October 2024</text:span></text:p>
      <text:p text:style-name="Text_20_body">In Jeff Simon's algebra classroom at Sage Creek High School in San Diego, California, a quiet revolution is taking place. While school districts across America scramble to ban ChatGPT and similar tools, Simon has taken the opposite approach: he actively encourages his students to use artificial intelligence as a learning companion.</text:p>
      <text:p text:style-name="Text_20_body">Students photograph equations with their phones, feeding them into AI applications that generate step-by-step solutions. They consult math chatbots when stuck, receiving instant explanations. To Gabriel Raposo, a fifteen-year-old sophomore struggling with intermediate algebra, the technology feels like "having a private math tutor available 24/7."</text:p>
      <text:p text:style-name="Text_20_body">However, Simon's embrace of AI is far from unconditional. He has established strict protocols that transform these tools from potential shortcuts into genuine learning aids. Students must demonstrate their reasoning process, not merely transcribe AI-generated answers. "The AI sometimes produces incorrect solutions," Simon warns regularly. "You need to understand the underlying mathematics to identify when the system has failed."</text:p>
      <text:p text:style-name="Text_20_body">Simon's philosophy stems from a pragmatic observation: artificial intelligence has already permeated nearly every aspect of modern life, and pretending otherwise serves students poorly. "In university mathematics courses and in STEM careers, my students will inevitably encounter AI tools," he explains. "My responsibility is not to shield them from this reality but to cultivate their capacity to use these technologies responsibly and effectively."</text:p>
      <text:p text:style-name="Text_20_body">The results have been surprisingly positive. Test scores in Simon's classes have remained stable, and students report increased confidence in tackling difficult mathematical concepts. The technology appears to be functioning less as a replacement for learning and more as a scaffold that supports it.</text:p>
      <text:p text:style-name="Text_20_body">Yet Simon's approach has generated considerable controversy. Some parents express concern that excessive reliance on AI will prevent students from developing the perseverance required to work through challenging problems independently. Educational traditionalists argue that the struggle with difficult material—not the quick arrival at correct answers—constitutes the core of mathematical learning.</text:p>
      <text:p text:style-name="Text_20_body">Simon acknowledges these concerns but remains unconvinced. "Every technological advancement in education—from calculators to computer algebra systems—has faced similar resistance," he observes. "The question isn't whether students will use these tools, but whether we will teach them to use them wisely."</text:p>
      <text:p text:style-name="Text_20_body">As artificial intelligence continues its rapid evolution, Simon's classroom may offer a glimpse into the future of education: not a simple choice between embracing or rejecting technology, but a complex negotiation about how to harness its power while preserving what makes learning distinctly human.</text:p>
      <text:p text:style-name="Text_20_body"><text:span text:style-name="Strong_20_Emphasis"/></text:p>
      <text:h text:style-name="Heading_20_1" text:outline-level="1"><text:soft-page-break/><text:span text:style-name="Strong_20_Emphasis">Questions - Compréhension Écrite /20</text:span></text:h>
      <text:p text:style-name="Text_20_body"><text:span text:style-name="Strong_20_Emphasis">Name:</text:span> _________________ <text:span text:style-name="Strong_20_Emphasis">Class:</text:span> _________________</text:p>
      <text:p text:style-name="Horizontal_20_Line"/>
      <text:h text:style-name="Heading_20_2" text:outline-level="2">Part A - Global Comprehension /4 pts</text:h>
      <text:p text:style-name="Text_20_body"><text:span text:style-name="Strong_20_Emphasis">1.</text:span> What is the main topic of this article? <text:span text:style-name="Strong_20_Emphasis">(1 pt)</text:span></text:p>
      <text:p text:style-name="Text_20_body">☐ a) A teacher who bans AI in his classroom<text:line-break/>☐ b) A debate about using AI in mathematics education<text:line-break/>☐ c) Students cheating with AI<text:line-break/>☐ d) How AI will replace teachers</text:p>
      <text:p text:style-name="Text_20_body"><text:span text:style-name="Strong_20_Emphasis">2.</text:span> Which best describes Jeff Simon's position on AI? <text:span text:style-name="Strong_20_Emphasis">(2 pts)</text:span></text:p>
      <text:p text:style-name="Text_20_body">☐ a) He strongly opposes AI in education<text:line-break/>☐ b) He encourages AI use with specific rules and critical thinking<text:line-break/>☐ c) He allows AI but doesn't actively support it<text:line-break/>☐ d) He uses AI only for grading</text:p>
      <text:p text:style-name="Text_20_body"><text:span text:style-name="Strong_20_Emphasis">3.</text:span> According to the article, what has happened to test scores in Simon's classes? <text:span text:style-name="Strong_20_Emphasis">(1 pt)</text:span></text:p>
      <text:p text:style-name="Horizontal_20_Line"/>
      <text:p text:style-name="Horizontal_20_Line"/>
      <text:h text:style-name="Heading_20_2" text:outline-level="2">Part B - Detailed Comprehension /10 pts</text:h>
      <text:p text:style-name="Text_20_body"><text:span text:style-name="Strong_20_Emphasis">4.</text:span> Répondez aux questions suivantes EN FRANÇAIS avec des informations du texte: <text:span text:style-name="Strong_20_Emphasis">(6 pts)</text:span></text:p>
      <text:p text:style-name="Text_20_body"><text:span text:style-name="Strong_20_Emphasis">a)</text:span> À quoi Gabriel Raposo compare-t-il l'IA ? <text:span text:style-name="Strong_20_Emphasis">(1.5 pt)</text:span></text:p>
      <text:p text:style-name="Horizontal_20_Line"/>
      <text:p text:style-name="Text_20_body"><text:span text:style-name="Strong_20_Emphasis">b)</text:span> Donnez DEUX règles que Simon a établies pour l'utilisation de l'IA : <text:span text:style-name="Strong_20_Emphasis">(3 pts)</text:span></text:p>
      <text:p text:style-name="Text_20_body">Règle 1: _________________________________________________________________</text:p>
      <text:p text:style-name="Horizontal_20_Line"/>
      <text:p text:style-name="Text_20_body">Règle 2: _________________________________________________________________</text:p>
      <text:p text:style-name="Horizontal_20_Line"/>
      <text:p text:style-name="Text_20_body"><text:span text:style-name="Strong_20_Emphasis">c)</text:span> Quelle préoccupation expriment les "traditionalistes de l'éducation" ? <text:span text:style-name="Strong_20_Emphasis">(1.5 pt)</text:span></text:p>
      <text:p text:style-name="Horizontal_20_Line"/>
      <text:p text:style-name="Horizontal_20_Line"/>
      <text:p text:style-name="Text_20_body"><text:span text:style-name="Strong_20_Emphasis">5.</text:span> True or False? Justify with a SHORT quote from the text (5-10 words). <text:span text:style-name="Strong_20_Emphasis">(4 pts)</text:span></text:p>
      <text:p text:style-name="Text_20_body"><text:span text:style-name="Strong_20_Emphasis">a)</text:span> Simon lets students copy AI answers without understanding them.<text:line-break/>☐ True ☐ False<text:line-break/>Quote: _________________________________________________________________</text:p>
      <text:p text:style-name="Text_20_body"><text:soft-page-break/><text:span text:style-name="Strong_20_Emphasis">b)</text:span> AI always provides correct mathematical solutions.<text:line-break/>☐ True ☐ False<text:line-break/>Quote: _________________________________________________________________</text:p>
      <text:p text:style-name="Text_20_body"><text:span text:style-name="Strong_20_Emphasis">c)</text:span> Some parents are worried about students relying too much on AI.<text:line-break/>☐ True ☐ False<text:line-break/>Quote: _________________________________________________________________</text:p>
      <text:p text:style-name="Text_20_body"><text:span text:style-name="Strong_20_Emphasis">d)</text:span> Test scores have decreased in Simon's classes.<text:line-break/>☐ True ☐ False<text:line-break/>Quote: _________________________________________________________________</text:p>
      <text:p text:style-name="Horizontal_20_Line"/>
      <text:h text:style-name="Heading_20_2" text:outline-level="2">Part C - Analysis and Personal Response /6 pts</text:h>
      <text:p text:style-name="Text_20_body"><text:span text:style-name="Strong_20_Emphasis">6.</text:span> According to the text, what comparison does Simon make with past technological changes in education? <text:span text:style-name="Strong_20_Emphasis">(3 pts)</text:span></text:p>
      <text:p text:style-name="Horizontal_20_Line"/>
      <text:p text:style-name="Horizontal_20_Line"/>
      <text:p text:style-name="Horizontal_20_Line"/>
      <text:p text:style-name="Text_20_body"><text:span text:style-name="Strong_20_Emphasis">7.</text:span> In your own words, explain what the article suggests about the future of education with AI. Write 30-50 words. <text:span text:style-name="Strong_20_Emphasis">(3 pts)</text:span></text:p>
      <text:p text:style-name="Horizontal_20_Line"/>
      <text:p text:style-name="Horizontal_20_Line"/>
      <text:p text:style-name="Horizontal_20_Line"/>
      <text:p text:style-name="Horizontal_20_Line"/>
      <text:p text:style-name="Horizontal_20_Line"/>
      <text:p text:style-name="Horizontal_20_Line"/>
      <text:p text:style-name="Text_20_body"><text:span text:style-name="Strong_20_Emphasis">TOTAL: _____ / 20 points</text:span></text:p>
      <text:p text:style-name="Horizontal_20_Line"><text:span text:style-name="Strong_20_Emphas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71cm" fo:margin-bottom="2cm" fo:margin-left="1.792cm" fo:margin-right="1.598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4T09:37:06.005483037</meta:creation-date>
    <dc:date>2025-10-04T09:53:42.204964406</dc:date>
    <meta:editing-duration>PT6M25S</meta:editing-duration>
    <meta:editing-cycles>1</meta:editing-cycles>
    <meta:document-statistic meta:table-count="0" meta:image-count="0" meta:object-count="0" meta:page-count="3" meta:paragraph-count="34" meta:word-count="739" meta:character-count="5102" meta:non-whitespace-character-count="4401"/>
    <meta:generator>LibreOffice/7.3.7.2$Linux_X86_64 LibreOffice_project/30$Build-2</meta:generator>
  </office:meta>
</office:document-meta>
</file>